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fo:min-height="2.974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0.9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use-window-font-color="true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6pt"/>
    </style:style>
    <style:style style:name="P6" style:family="paragraph">
      <style:paragraph-properties fo:margin-left="0cm" fo:margin-right="0cm" fo:text-align="start" fo:text-indent="0cm"/>
      <style:text-properties fo:font-size="16pt"/>
    </style:style>
    <style:style style:name="P7" style:family="paragraph">
      <style:paragraph-properties fo:margin-left="1.2cm" fo:margin-right="0cm" fo:text-align="start" text:enable-numbering="true" fo:text-indent="-0.6cm"/>
      <style:text-properties fo:font-size="16pt"/>
    </style:style>
    <style:style style:name="T1" style:family="text">
      <style:text-properties style:use-window-font-color="true" fo:font-size="18pt" style:font-size-asian="18pt" style:font-size-complex="18pt"/>
    </style:style>
    <style:style style:name="T2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286cm" svg:height="1.358cm" svg:x="2.904cm" svg:y="18.92cm">
          <text:p text:style-name="P1"><text:span text:style-name="T1">PCI Bus</text:span></text:p>
          <draw:enhanced-geometry svg:viewBox="0 0 21600 21600" draw:path-stretchpoint-x="10800" draw:path-stretchpoint-y="10800" draw:text-areas="?f3 ?f4 ?f5 ?f6" draw:type="round-rectangle" draw:modifiers="8730.10625737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43cm" svg:height="3.282cm" svg:x="2.905cm" svg:y="20.27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475cm" svg:height="3.056cm" svg:x="6.715cm" svg:y="20.391cm">
          <text:p text:style-name="P1">Hardware Component </text:p>
          <text:p text:style-name="P1">of the Reference Router </text:p>
          <text:p text:style-name="P1">(HCOR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598cm" svg:height="3.224cm" svg:x="2.905cm" svg:y="20.685cm">
          <draw:text-box>
            <text:p text:style-name="P4">NetFPGA</text:p>
            <text:p text:style-name="P4">Board</text:p>
          </draw:text-box>
        </draw:frame>
        <draw:custom-shape draw:style-name="gr2" draw:text-style-name="P3" draw:layer="layout" svg:width="11.43cm" svg:height="7.337cm" svg:x="2.904cm" svg:y="11.583cm">
          <text:p text:style-name="P4"/>
          <draw:enhanced-geometry svg:viewBox="0 0 21600 21600" draw:path-stretchpoint-x="10800" draw:path-stretchpoint-y="10800" draw:text-areas="?f3 ?f4 ?f5 ?f6" draw:type="round-rectangle" draw:modifiers="2268.425196850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1.141cm" svg:height="1.018cm" svg:x="3.049cm" svg:y="17.675cm">
          <text:p text:style-name="P1">Dri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704.6123650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022cm" svg:height="1.152cm" svg:x="3.116cm" svg:y="13.568cm">
          <draw:text-box>
            <text:p text:style-name="P4">Host CPU</text:p>
          </draw:text-box>
        </draw:frame>
        <draw:custom-shape draw:style-name="gr5" draw:text-style-name="P5" draw:layer="layout" svg:width="7.475cm" svg:height="5.767cm" svg:x="6.715cm" svg:y="11.795cm">
          <text:list text:style-name="L1">
            <text:list-item>
              <text:p text:style-name="P5"><text:span text:style-name="T2">Software Component</text:span></text:p>
            </text:list-item>
          </text:list>
          <text:list text:style-name="L1">
            <text:list-item>
              <text:p text:style-name="P5"><text:span text:style-name="T2">of the NetFPGA</text:span></text:p>
            </text:list-item>
          </text:list>
          <text:list text:style-name="L1">
            <text:list-item>
              <text:p text:style-name="P5"><text:span text:style-name="T2">for the Reference Router</text:span></text:p>
            </text:list-item>
          </text:list>
          <text:list text:style-name="L1">
            <text:list-item>
              <text:p text:style-name="P5"><text:span text:style-name="T2">(Router SCONE)</text:span></text:p>
            </text:list-item>
          </text:list>
          <text:list text:style-name="L1">
            <text:list-item>
              <text:p text:style-name="P6"><text:span text:style-name="T2">Includes:</text:span></text:p>
            </text:list-item>
          </text:list>
          <text:list text:style-name="L1">
            <text:list-item>
              <text:list>
                <text:list-item>
                  <text:p text:style-name="P7"><text:span text:style-name="T2">PW-OSPF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">CLI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7"><text:span text:style-name="T2">Packet Rx/Tx</text:span></text:p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2551.07252298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309cm" svg:height="2.15cm" svg:x="3.194cm" svg:y="15.412cm">
          <text:p text:style-name="P1">GUI</text:p>
          <draw:enhanced-geometry svg:viewBox="0 0 21600 21600" draw:path-stretchpoint-x="10800" draw:path-stretchpoint-y="10800" draw:text-areas="?f3 ?f4 ?f5 ?f6" draw:type="round-rectangle" draw:modifiers="4934.22818791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1.286cm" svg:height="1.358cm" svg:x="3.049cm" svg:y="23.56cm">
          <text:p text:style-name="P1"><text:span text:style-name="T1">Ethernet</text:span></text:p>
          <draw:enhanced-geometry svg:viewBox="0 0 21600 21600" draw:path-stretchpoint-x="10800" draw:path-stretchpoint-y="10800" draw:text-areas="?f3 ?f4 ?f5 ?f6" draw:type="round-rectangle" draw:modifiers="8730.10625737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d Naous</meta:initial-creator>
    <meta:creation-date>2007-10-17T17:09:22</meta:creation-date>
    <dc:date>2007-10-24T14:30:20</dc:date>
    <dc:language>en-US</dc:language>
    <meta:editing-cycles>4</meta:editing-cycles>
    <meta:editing-duration>PT23M24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